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line-height="200%" fo:text-indent="0cm" style:auto-text-indent="tru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bía decidido terminar con Rogelio la noche del accidente. Era de esos novios que sabes que no durarán. Regresábamos de una fiesta, sentados en el asiento trasero de un taxi, sobrios. Su mirada vagaba del cristal de la ventanilla a las luces de la calle. Se aburría. Nos ignorábamos. Cuando me dejara en la casa no le permitiría entrar y le confesaría nuestra ruptura. </text:p>
      <text:p text:style-name="P1">Íbamos a toda velocidad por Periférico cuando un camión hizo un corte brusco delante del taxi . Decir que todo ocurrió en cámara lenta sería inexacto. Más bien percibí el tiempo con nitidez. Rogelio se volteó a mirarme. Sonrió y tomó mi mano. El taxi se volcó, una y otra vez. Yo sabía que dábamos vueltas, que el taxista moría con el cuello roto; y sin embargo éramos ajenos a la inercia y la velocidad. Coexistíamos en un lugar intermedio, entre el caos trepidante del accidente y la <text:s/>tranquilidad silenciosa del asiento trasero. La mano de Rogelio nunca me soltó en ese largo instante, <text:s/>siempre sostuvo mis dedos con suavidad.</text:p>
      <text:p text:style-name="P1">Todo se detuvo. El entorno recuperó la velocidad cotidiana y el cielo se coloreó con las luces de sirenas. Rogelio ya no estaba a mi lado. Cuando me levantaron en la camilla lo vi, por un segundo, alejándose con paso distraído entre los curiosos. Creo que sonre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2T02:56:43.72</meta:creation-date>
    <dc:date>2011-10-17T18:38:39.14</dc:date>
    <meta:editing-duration>PT13H9M17S</meta:editing-duration>
    <meta:editing-cycles>129</meta:editing-cycles>
    <meta:generator>LibreOffice/3.3$Win32 LibreOffice_project/330m19$Build-6</meta:generator>
    <meta:document-statistic meta:table-count="0" meta:image-count="0" meta:object-count="0" meta:page-count="1" meta:paragraph-count="3" meta:word-count="221" meta:character-count="1263"/>
  </office:meta>
</office:document-meta>
</file>